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Consolas" svg:font-family="Consolas"/>
    <style:font-face style:name="Roboto1" svg:font-family="Roboto"/>
    <style:font-face style:name="Arial1" svg:font-family="Arial" style:font-pitch="variable"/>
    <style:font-face style:name="Consolas1" svg:font-family="Consolas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Roboto" svg:font-family="Roboto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13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gr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ff9900" draw:textarea-vertical-align="middle" draw:auto-grow-height="false" draw:fit-to-size="false" style:shrink-to-fit="false" fo:min-height="0.376cm" fo:min-width="0.542cm" fo:padding-top="0.254cm" fo:padding-bottom="0.254cm" fo:padding-left="0.254cm" fo:padding-right="0.254cm" fo:wrap-option="wrap"/>
    </style:style>
    <style:style style:name="gr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gr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gr11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gr1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gr1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gr15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gr16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gr1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gr1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gr2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gr2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" style:family="presentation" style:parent-style-name="First_20_slide-title">
      <style:graphic-properties draw:auto-grow-height="true" fo:min-height="7.2cm"/>
    </style:style>
    <style:style style:name="pr2" style:family="presentation" style:parent-style-name="First_20_slide-outline1">
      <style:graphic-properties fo:min-height="15.551cm"/>
    </style:style>
    <style:style style:name="pr3" style:family="presentation" style:parent-style-name="First_20_slide-notes">
      <style:graphic-properties draw:fill-color="#ffffff" draw:auto-grow-height="true" fo:min-height="13.364cm"/>
    </style:style>
    <style:style style:name="pr4" style:family="presentation" style:parent-style-name="Normal_20_slide-title">
      <style:graphic-properties draw:auto-grow-height="true" fo:min-height="3.127cm"/>
    </style:style>
    <style:style style:name="pr5" style:family="presentation" style:parent-style-name="Normal_20_slide-outline1">
      <style:graphic-properties draw:textarea-vertical-align="middle" fo:min-height="0cm"/>
    </style:style>
    <style:style style:name="pr6" style:family="presentation" style:parent-style-name="Normal_20_slide-notes">
      <style:graphic-properties draw:fill-color="#ffffff" draw:auto-grow-height="true" fo:min-height="13.364cm"/>
    </style:style>
    <style:style style:name="co1" style:family="table-column">
      <style:table-column-properties style:column-width="5.5cm" style:use-optimal-column-width="false"/>
    </style:style>
    <style:style style:name="co2" style:family="table-column">
      <style:table-column-properties style:column-width="9.059cm" style:use-optimal-column-width="false"/>
    </style:style>
    <style:style style:name="co3" style:family="table-column">
      <style:table-column-properties style:column-width="9.999cm" style:use-optimal-column-width="false"/>
    </style:style>
    <style:style style:name="ro1" style:family="table-row">
      <style:table-row-properties style:row-height="4.089cm"/>
    </style:style>
    <style:style style:name="ro2" style:family="table-row">
      <style:table-row-properties style:row-height="3.465cm"/>
    </style:style>
    <style:style style:name="ro3" style:family="table-row">
      <style:table-row-properties style:row-height="1.792cm"/>
    </style:style>
    <style:style style:name="ce1" style:family="table-cell">
      <style:text-properties fo:font-size="18pt"/>
    </style:style>
    <style:style style:name="ce2" style:family="table-cell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  <style:text-properties fo:font-size="18pt"/>
    </style:style>
    <style:style style:name="ce3" style:family="table-cell">
      <style:paragraph-properties fo:margin-left="0cm" fo:margin-right="0cm" fo:margin-top="0.176cm" fo:margin-bottom="0.071cm" fo:line-height="115%" fo:text-align="start" fo:text-indent="0cm">
        <style:tab-stops>
          <style:tab-stop style:position="0cm"/>
        </style:tab-stops>
      </style:paragraph-properties>
      <style:text-properties fo:font-size="18pt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fo:color="#ffffff" style:font-name="DejaVu Sans" fo:font-size="20pt" style:font-size-asian="20pt" style:font-size-complex="2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paragraph-properties fo:margin-left="0cm" fo:margin-right="0cm" fo:margin-top="0cm" fo:margin-bottom="0.499cm" fo:text-indent="0cm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353cm" fo:margin-bottom="0cm" fo:line-height="115%" fo:text-align="start" fo:text-indent="0cm" style:text-autospace="ideograph-alpha" style:punctuation-wrap="simple" style:line-break="strict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color="#ffffff" fo:font-size="24pt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3" style:family="paragraph"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4" style:family="paragraph">
      <style:paragraph-properties fo:margin-left="0cm" fo:margin-right="0cm" fo:margin-top="0.176cm" fo:margin-bottom="0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5" style:family="paragraph">
      <loext:graphic-properties draw:fill="none"/>
      <style:paragraph-properties fo:margin-left="0cm" fo:margin-right="0cm" fo:margin-top="0.176cm" fo:margin-bottom="0cm" fo:line-height="115%" fo:text-align="start" fo:text-indent="0cm" style:text-autospace="ideograph-alpha" style:punctuation-wrap="simple" style:line-break="strict" style:writing-mode="lr-tb" style:font-independent-line-spacing="tru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size="32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32pt" style:language-asian="zh" style:country-asian="CN" style:font-style-asian="normal" style:font-weight-asian="normal" style:font-name-complex="Arial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176cm" fo:margin-bottom="0.071cm" fo:line-height="115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19" style:family="paragraph">
      <style:paragraph-properties fo:margin-left="0cm" fo:margin-right="0cm" fo:margin-top="0.176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1.27cm" fo:margin-right="0cm" fo:margin-top="0.176cm" fo:margin-bottom="0.071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start" style:font-independent-line-spacing="true"/>
      <style:text-properties fo:color="#ffffff" fo:font-size="24pt"/>
    </style:style>
    <style:style style:name="P22" style:family="paragraph">
      <loext:graphic-properties draw:fill="solid" draw:fill-color="#ff9900"/>
      <style:paragraph-properties fo:text-align="start" style:font-independent-line-spacing="true"/>
      <style:text-properties fo:font-size="14pt"/>
    </style:style>
    <style:style style:name="P23" style:family="paragraph">
      <style:paragraph-properties fo:margin-left="0cm" fo:margin-right="0cm" fo:margin-top="0.353cm" fo:margin-bottom="0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4" style:family="paragraph">
      <loext:graphic-properties draw:fill="none"/>
      <style:paragraph-properties fo:margin-left="0cm" fo:margin-right="0cm" fo:margin-top="0.353cm" fo:margin-bottom="0cm" fo:line-height="115%" fo:text-align="start" fo:text-indent="0cm" style:text-autospace="ideograph-alpha" style:punctuation-wrap="simple" style:line-break="strict" style:writing-mode="lr-tb" style:font-independent-line-spacing="tru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size="36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36pt" style:language-asian="zh" style:country-asian="CN" style:font-style-asian="normal" style:font-weight-asian="normal" style:font-name-complex="Arial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ffffff" fo:font-size="24pt"/>
    </style:style>
    <style:style style:name="P27" style:family="paragraph">
      <style:paragraph-properties fo:margin-left="0cm" fo:margin-right="0cm" fo:margin-top="0.353cm" fo:margin-bottom="0cm" fo:line-height="15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8" style:family="paragraph">
      <style:paragraph-properties fo:margin-left="0cm" fo:margin-right="0cm" fo:margin-top="0cm" fo:margin-bottom="0cm" fo:line-height="15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9" style:family="paragraph"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style:paragraph-properties fo:margin-left="0cm" fo:margin-right="0cm" fo:margin-top="0cm" fo:margin-bottom="0cm" fo:line-height="150%" fo:text-align="start" fo:text-indent="0cm" style:text-autospace="ideograph-alpha" style:punctuation-wrap="simple" style:line-break="strict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2" style:family="paragraph">
      <loext:graphic-properties draw:fill="none"/>
      <style:paragraph-properties fo:margin-left="0cm" fo:margin-right="0cm" fo:margin-top="0.353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ffffff" fo:font-size="24pt"/>
    </style:style>
    <style:style style:name="T1" style:family="text">
      <style:text-properties fo:color="#ffff00" style:font-name="DejaVu Sans" fo:font-size="26pt" fo:font-style="normal" style:font-size-asian="26pt" style:font-style-asian="normal" style:font-size-complex="26pt" style:font-style-complex="normal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text-position="0% 100%" style:font-name="Roboto1" fo:font-size="24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Roboto1" style:font-size-asian="24pt" style:language-asian="zh" style:country-asian="CN" style:font-style-asian="normal" style:font-weight-asian="normal" style:font-name-complex="Roboto1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1" fo:font-size="24pt" fo:letter-spacing="normal" fo:font-style="normal" style:text-underline-style="none" fo:font-weight="normal" style:font-name-asian="Roboto1" style:font-size-asian="24pt" style:font-style-asian="normal" style:font-weight-asian="normal" style:font-name-complex="Roboto1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Roboto1" fo:font-size="24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Roboto1" style:font-size-asian="24pt" style:language-asian="zh" style:country-asian="CN" style:font-style-asian="normal" style:font-weight-asian="normal" style:font-name-complex="Roboto1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text-position="0% 100%" style:font-name="Arial" fo:font-size="32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32pt" style:language-asian="zh" style:country-asian="CN" style:font-style-asian="normal" style:font-weight-asian="normal" style:font-name-complex="Arial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1" fo:font-size="24pt" fo:letter-spacing="normal" fo:font-style="normal" style:text-underline-style="none" fo:font-weight="bold" style:font-name-asian="Roboto1" style:font-size-asian="24pt" style:font-style-asian="normal" style:font-weight-asian="bold" style:font-name-complex="Roboto1" style:font-size-complex="24pt" style:font-style-complex="normal" style:font-weight-complex="bold"/>
    </style:style>
    <style:style style:name="T8" style:family="text">
      <style:text-properties fo:font-variant="normal" fo:text-transform="none" fo:color="#424242" style:text-line-through-style="none" style:text-line-through-type="none" style:text-position="0% 100%" style:font-name="Roboto1" fo:font-size="24pt" fo:letter-spacing="normal" fo:font-style="normal" style:text-underline-style="none" fo:font-weight="bold" style:font-name-asian="Roboto1" style:font-size-asian="24pt" style:font-style-asian="normal" style:font-weight-asian="bold" style:font-name-complex="Roboto1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1" fo:font-size="24pt" fo:letter-spacing="normal" fo:font-style="normal" style:text-underline-style="none" fo:font-weight="normal" style:font-name-asian="Roboto1" style:font-size-asian="24pt" style:font-style-asian="normal" style:font-weight-asian="normal" style:font-name-complex="Roboto1" style:font-size-complex="24pt" style:font-style-complex="normal" style:font-weight-complex="normal"/>
    </style:style>
    <style:style style:name="T10" style:family="text">
      <style:text-properties fo:font-variant="normal" fo:text-transform="none" fo:color="#0097a7" style:text-line-through-style="none" style:text-line-through-type="none" style:text-position="0% 100%" style:font-name="Consolas" fo:font-size="24pt" fo:letter-spacing="normal" fo:font-style="normal" style:text-underline-style="solid" style:text-underline-width="auto" style:text-underline-color="font-color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text-position="0% 100%" style:font-name="Roboto1" fo:font-size="32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Roboto1" style:font-size-asian="32pt" style:language-asian="zh" style:country-asian="CN" style:font-style-asian="normal" style:font-weight-asian="normal" style:font-name-complex="Roboto1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0097a7" style:text-outline="false" style:text-line-through-style="none" style:text-line-through-type="none" style:text-position="0% 100%" style:font-name="Consolas" fo:font-size="32pt" fo:letter-spacing="normal" fo:language="cs" fo:country="CZ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Consolas" style:font-size-asian="32pt" style:language-asian="zh" style:country-asian="CN" style:font-style-asian="normal" style:font-weight-asian="normal" style:font-name-complex="Consolas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Roboto1" fo:font-size="32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Roboto1" style:font-size-asian="32pt" style:language-asian="zh" style:country-asian="CN" style:font-style-asian="normal" style:font-weight-asian="normal" style:font-name-complex="Roboto1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text-position="0% 100%" style:font-name="Consolas" fo:font-size="32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nsolas" style:font-size-asian="32pt" style:language-asian="zh" style:country-asian="CN" style:font-style-asian="normal" style:font-weight-asian="normal" style:font-name-complex="Consolas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fo:color="#0097a7" style:text-outline="false" style:text-line-through-style="none" style:text-line-through-type="none" style:text-position="0% 100%" style:font-name="Consolas" fo:font-size="24pt" fo:letter-spacing="normal" fo:language="cs" fo:country="CZ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Consolas" style:font-size-asian="24pt" style:language-asian="zh" style:country-asian="CN" style:font-style-asian="normal" style:font-weight-asian="normal" style:font-name-complex="Consolas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fo:color="#0097a7" style:text-outline="false" style:text-line-through-style="none" style:text-line-through-type="none" style:text-position="0% 100%" style:font-name="Consolas" fo:font-size="24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nsolas" style:font-size-asian="24pt" style:language-asian="zh" style:country-asian="CN" style:font-style-asian="normal" style:font-weight-asian="normal" style:font-name-complex="Consolas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onsolas" fo:font-size="24pt" fo:letter-spacing="normal" fo:font-style="normal" style:text-underline-style="none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text-position="0% 100%" style:font-name="Consolas" fo:font-size="32pt" fo:letter-spacing="normal" fo:language="cs" fo:country="CZ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Consolas" style:font-size-asian="32pt" style:language-asian="zh" style:country-asian="CN" style:font-style-asian="normal" style:font-weight-asian="normal" style:font-name-complex="Consolas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fo:color="#ffffff" style:text-outline="false" style:text-line-through-style="none" style:text-line-through-type="none" style:text-position="0% 100%" style:font-name="Consolas" fo:font-size="18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nsolas" style:font-size-asian="18pt" style:language-asian="zh" style:country-asian="CN" style:font-style-asian="normal" style:font-weight-asian="normal" style:font-name-complex="Consola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fo:color="#ffffff" style:text-outline="false" style:text-line-through-style="none" style:text-line-through-type="none" style:text-position="0% 100%" style:font-name="Consolas" fo:font-size="24pt" fo:letter-spacing="normal" fo:language="cs" fo:country="CZ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Consolas" style:font-size-asian="24pt" style:language-asian="zh" style:country-asian="CN" style:font-style-asian="normal" style:font-weight-asian="normal" style:font-name-complex="Consolas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fo:color="#ffffff" style:text-outline="false" style:text-line-through-style="none" style:text-line-through-type="none" style:text-position="0% 100%" style:font-name="Consolas" fo:font-size="24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nsolas" style:font-size-asian="24pt" style:language-asian="zh" style:country-asian="CN" style:font-style-asian="normal" style:font-weight-asian="normal" style:font-name-complex="Consolas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4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nsolas" style:font-size-asian="24pt" style:language-asian="zh" style:country-asian="CN" style:font-style-asian="normal" style:font-weight-asian="normal" style:font-name-complex="Consolas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18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nsolas" style:font-size-asian="18pt" style:language-asian="zh" style:country-asian="CN" style:font-style-asian="normal" style:font-weight-asian="normal" style:font-name-complex="Consola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Consolas" fo:font-size="24pt" fo:letter-spacing="normal" fo:font-style="normal" style:text-underline-style="none" fo:font-weight="bold" style:font-name-asian="Consolas" style:font-size-asian="24pt" style:font-style-asian="normal" style:font-weight-asian="bold" style:font-name-complex="Consolas" style:font-size-complex="24pt" style:font-style-complex="normal" style:font-weight-complex="bold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26" style:family="text">
      <style:text-properties fo:font-variant="normal" fo:text-transform="none" fo:color="#0097a7" style:text-outline="false" style:text-line-through-style="none" style:text-line-through-type="none" style:text-position="0% 100%" style:font-name="Roboto1" fo:font-size="32pt" fo:letter-spacing="normal" fo:language="cs" fo:country="CZ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Roboto1" style:font-size-asian="32pt" style:language-asian="zh" style:country-asian="CN" style:font-style-asian="normal" style:font-weight-asian="normal" style:font-name-complex="Roboto1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━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–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━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13cm" text:min-label-width="1.057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First_20_slide" presentation:presentation-page-layout-name="AL1T1" presentation:use-date-time-name="dtd1" xml:id="id1" draw:id="id1">
        <office:forms form:automatic-focus="false" form:apply-design-mode="false"/>
        <draw:frame presentation:style-name="pr1" draw:layer="layout" svg:width="25.199cm" svg:height="7.2cm" svg:x="0.9cm" svg:y="6.9cm" presentation:class="title">
          <draw:text-box>
            <text:p>Alarms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1"><text:span text:style-name="T1">Elvedin Selimoski</text:span></text:p>
          </draw:text-box>
        </draw:fram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Normal_20_slide" presentation:presentation-page-layout-name="AL1T1" presentation:use-date-time-name="dtd1" xml:id="id2" draw:id="id2">
        <office:forms form:automatic-focus="false" form:apply-design-mode="false"/>
        <draw:frame presentation:style-name="pr4" draw:text-style-name="P5" draw:layer="layout" svg:width="11.494cm" svg:height="3.127cm" draw:transform="rotate (0.139626340159546) translate (16.2cm 18.45cm)" presentation:class="title" presentation:user-transformed="true">
          <draw:text-box>
            <text:p text:style-name="P4"><text:span text:style-name="T2">Last class summary</text:span></text:p>
          </draw:text-box>
        </draw:frame>
        <draw:frame presentation:style-name="pr5" draw:layer="layout" svg:width="25.199cm" svg:height="15.801cm" svg:x="0.602cm" svg:y="1.002cm" presentation:class="outline" presentation:user-transformed="true">
          <draw:text-box>
            <text:list text:style-name="L2">
              <text:list-item>
                <text:p text:style-name="P6">What are notifications?</text:p>
              </text:list-item>
              <text:list-item>
                <text:p text:style-name="P6">Notification channels</text:p>
              </text:list-item>
              <text:list-item>
                <text:p text:style-name="P6">Creating a notification channel</text:p>
              </text:list-item>
              <text:list-item>
                <text:p text:style-name="P6">Creating notifications</text:p>
              </text:list-item>
              <text:list-item>
                <text:p text:style-name="P6">Tap action and action buttons</text:p>
              </text:list-item>
              <text:list-item>
                <text:p text:style-name="P6">Expanded view notifications</text:p>
              </text:list-item>
              <text:list-item>
                <text:p text:style-name="P6">Delivering notifications</text:p>
              </text:list-item>
              <text:list-item>
                <text:p text:style-name="P6">Managing Notifications</text:p>
              </text:list-item>
            </text:list>
          </draw:text-box>
        </draw:fram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Normal_20_slide" presentation:presentation-page-layout-name="AL1T1" presentation:use-date-time-name="dtd1" xml:id="id3" draw:id="id3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The plan</text:span></text:p>
          </draw:text-box>
        </draw:frame>
        <draw:frame presentation:style-name="pr5" draw:layer="layout" svg:width="25.199cm" svg:height="15.801cm" svg:x="0.6cm" svg:y="1cm" presentation:class="outline" presentation:user-transformed="true">
          <draw:text-box>
            <text:list text:style-name="L2">
              <text:list-item>
                <text:p>Services for long tasks.</text:p>
              </text:list-item>
              <text:list-item>
                <text:p>IntentService</text:p>
              </text:list-item>
            </text:list>
          </draw:text-box>
        </draw:fram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irst_20_slide" presentation:presentation-page-layout-name="AL1T1" presentation:use-date-time-name="dtd1" xml:id="id4" draw:id="id4">
        <office:forms form:automatic-focus="false" form:apply-design-mode="false"/>
        <draw:frame presentation:style-name="pr1" draw:layer="layout" svg:width="25.199cm" svg:height="7.2cm" svg:x="0.9cm" svg:y="6.9cm" presentation:class="title">
          <draw:text-box>
            <text:p>Alarms and Schedulers 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1"><text:span text:style-name="T1">Elvedin Selimoski</text:span></text:p>
          </draw:text-box>
        </draw:fram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Normal_20_slide" presentation:presentation-page-layout-name="AL1T1" presentation:use-date-time-name="dtd1" xml:id="id5" draw:id="id5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Benefits of alarms</text:span></text:p>
          </draw:text-box>
        </draw:frame>
        <draw:frame draw:name="Google Shape;327;p59" draw:style-name="gr3" draw:text-style-name="P10" draw:layer="layout" svg:width="23.667cm" svg:height="7.64cm" svg:x="1.234cm" svg:y="5.753cm">
          <draw:text-box>
            <text:list text:style-name="L3">
              <text:list-item>
                <text:p text:style-name="P8"><text:span text:style-name="T3">App does not need to run for alarm to be active.</text:span></text:p>
              </text:list-item>
              <text:list-item>
                <text:p text:style-name="P9"><text:span text:style-name="T3">Device does not have to be awake. </text:span></text:p>
              </text:list-item>
              <text:list-item>
                <text:p text:style-name="P9"><text:span text:style-name="T3">Does not use resources until it goes off.</text:span></text:p>
              </text:list-item>
              <text:list-item>
                <text:p text:style-name="P9"><text:span text:style-name="T3">Use with BroadcastReceiver to start services and other operations. 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Normal_20_slide" presentation:presentation-page-layout-name="AL1T1" presentation:use-date-time-name="dtd1" xml:id="id6" draw:id="id6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Measuring time</text:span></text:p>
          </draw:text-box>
        </draw:frame>
        <draw:frame draw:name="Google Shape;335;p60" draw:style-name="gr3" draw:text-style-name="P10" draw:layer="layout" svg:width="25cm" svg:height="9.37cm" svg:x="1cm" svg:y="2.83cm">
          <draw:text-box>
            <text:list text:style-name="L1">
              <text:list-item>
                <text:p text:style-name="P12"><text:span text:style-name="T4">Elapsed Real Time—time since system boot.</text:span></text:p>
              </text:list-item>
              <text:list-item>
                <text:p text:style-name="P12"><text:span text:style-name="T4">Independent of time zone and locale. 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Use for intervals and relative time.</text:span></text:p>
                  </text:list-item>
                  <text:list-item>
                    <text:p text:style-name="P13"><text:span text:style-name="T5">Use whenever possible.</text:span></text:p>
                  </text:list-item>
                  <text:list-item>
                    <text:p text:style-name="P13"><text:span text:style-name="T5">E</text:span><text:span text:style-name="T4">lapsed time includes time device was asleep.</text:span></text:p>
                  </text:list-item>
                </text:list>
              </text:list-item>
            </text:list>
            <text:list text:style-name="L1">
              <text:list-header>
                <text:p text:style-name="P12"><text:span text:style-name="T4"/></text:p>
              </text:list-header>
              <text:list-item>
                <text:p text:style-name="P12"><text:span text:style-name="T4">Real Time Clock (RTC)—UTC (wall clock) time.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4">When time of day at locale matter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Normal_20_slide" presentation:presentation-page-layout-name="AL1T1" presentation:use-date-time-name="dtd1" xml:id="id7" draw:id="id7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Wakeup behavior</text:span></text:p>
          </draw:text-box>
        </draw:frame>
        <draw:frame draw:name="Google Shape;341;p61" draw:style-name="gr4" draw:text-style-name="P15" draw:layer="layout" svg:width="21.447cm" svg:height="11.6cm" svg:x="1.753cm" svg:y="3.2cm">
          <draw:text-box>
            <text:list text:style-name="L5">
              <text:list-item>
                <text:p text:style-name="P14"><text:span text:style-name="T6">Wakes up device CPU if screen is off.</text:span></text:p>
                <text:list>
                  <text:list-item>
                    <text:p text:style-name="P14"><text:span text:style-name="T6">Use only for time critical operations.</text:span></text:p>
                  </text:list-item>
                  <text:list-item>
                    <text:p text:style-name="P14"><text:span text:style-name="T6">Can drain battery.</text:span></text:p>
                  </text:list-item>
                </text:list>
                <text:p text:style-name="P14"><text:span text:style-name="T6"/></text:p>
              </text:list-item>
              <text:list-item>
                <text:p text:style-name="P14"><text:span text:style-name="T6">Does not wake up device.</text:span></text:p>
                <text:list>
                  <text:list-item>
                    <text:p text:style-name="P14"><text:span text:style-name="T6">Fires next time device is awake.</text:span></text:p>
                  </text:list-item>
                  <text:list-item>
                    <text:p text:style-name="P14"><text:span text:style-name="T6">Is polite.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Normal_20_slide" presentation:presentation-page-layout-name="AL1T1" presentation:use-date-time-name="dtd1" xml:id="id8" draw:id="id8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Types of alarms</text:span></text:p>
          </draw:text-box>
        </draw:frame>
        <draw:frame draw:name="Google Shape;374;p64" draw:style-name="standard" draw:layer="layout" svg:width="24.557cm" svg:height="9.345cm" svg:x="0.8cm" svg:y="4.91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6"><text:span text:style-name="T7">Elapsed Real Time (ERT)</text:span><text:span text:style-name="T8">—since system boot</text:span></text:p>
              </table:table-cell>
              <table:table-cell>
                <text:p text:style-name="P16"><text:span text:style-name="T7">Real Time Clock (RTC)</text:span><text:span text:style-name="T8">—time of day matters</text:span></text:p>
              </table:table-cell>
            </table:table-row>
            <table:table-row table:style-name="ro2" table:default-cell-style-name="ce3">
              <table:table-cell table:style-name="ce2">
                <text:p text:style-name="P17"><text:span text:style-name="T9">Do not wake up device</text:span></text:p>
              </table:table-cell>
              <table:table-cell>
                <text:p text:style-name="P18"><text:span text:style-name="T10"><text:a xlink:href="https://developer.android.com/reference/android/app/AlarmManager.html#ELAPSED_REALTIME" xlink:type="simple">ELAPSED_REALTIME</text:a></text:span></text:p>
              </table:table-cell>
              <table:table-cell>
                <text:p text:style-name="P18"><text:span text:style-name="T10"><text:a xlink:href="https://developer.android.com/reference/android/app/AlarmManager.html#RTC" xlink:type="simple">RTC</text:a></text:span></text:p>
              </table:table-cell>
            </table:table-row>
            <table:table-row table:style-name="ro3" table:default-cell-style-name="ce3">
              <table:table-cell table:style-name="ce2">
                <text:p text:style-name="P17"><text:span text:style-name="T9">Wake up</text:span></text:p>
              </table:table-cell>
              <table:table-cell>
                <text:p text:style-name="P18"><text:span text:style-name="T10"><text:a xlink:href="https://developer.android.com/reference/android/app/AlarmManager.html#ELAPSED_REALTIME_WAKEUP" xlink:type="simple">ELAPSED_REALTIME_WAKEUP</text:a></text:span></text:p>
              </table:table-cell>
              <table:table-cell>
                <text:p text:style-name="P18"><text:span text:style-name="T10"><text:a xlink:href="https://developer.android.com/reference/android/app/AlarmManager.html#RTC_WAKEUP" xlink:type="simple">RTC_WAKEUP</text:a>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irst_20_slide" presentation:presentation-page-layout-name="AL1T1" presentation:use-date-time-name="dtd1" xml:id="id9" draw:id="id9">
        <draw:frame presentation:style-name="pr1" draw:layer="layout" svg:width="25.199cm" svg:height="7.2cm" svg:x="0.8cm" svg:y="6.9cm" presentation:class="title" presentation:user-transformed="true">
          <draw:text-box>
            <text:p>Alarms Best Practices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1"><text:span text:style-name="T1">Elvedin Selimoski</text:span></text:p>
          </draw:text-box>
        </draw:frame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Normal_20_slide" presentation:presentation-page-layout-name="AL1T1" presentation:use-date-time-name="dtd1" xml:id="id10" draw:id="id10"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If everybody syncs at the same time...</text:span></text:p>
          </draw:text-box>
        </draw:frame>
        <draw:frame draw:name="Google Shape;387;p66" draw:style-name="gr5" draw:text-style-name="P21" draw:layer="layout" svg:width="23.667cm" svg:height="9.489cm" svg:x="1.397cm" svg:y="5.115cm">
          <draw:text-box>
            <text:p text:style-name="P19"><text:span text:style-name="T4">Imagine an app with millions of users:</text:span></text:p>
            <text:list text:style-name="L6">
              <text:list-item>
                <text:p text:style-name="P19"><text:span text:style-name="T4">Server sync operation based on clock time.</text:span></text:p>
              </text:list-item>
              <text:list-item>
                <text:p text:style-name="P8"><text:span text:style-name="T4">Every instance of app syncs at 11:00 p.m.</text:span></text:p>
              </text:list-item>
            </text:list>
            <text:p text:style-name="P19"><text:span text:style-name="T4"/></text:p>
            <text:p text:style-name="P20"><text:span text:style-name="T4">Load on the server could result in high latency or even "denial of service" </text:span></text:p>
          </draw:text-box>
        </draw:frame>
        <draw:custom-shape draw:name="Google Shape;389;p66" draw:style-name="gr6" draw:text-style-name="P22" draw:layer="layout" svg:width="1.399cm" svg:height="1.766cm" svg:x="1.311cm" svg:y="11.02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Normal_20_slide" presentation:presentation-page-layout-name="AL1T1" presentation:use-date-time-name="dtd1" xml:id="id11" draw:id="id11"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Alarm Best Practices</text:span></text:p>
          </draw:text-box>
        </draw:frame>
        <draw:frame draw:name="Google Shape;341;p61" draw:style-name="gr7" draw:text-style-name="P15" draw:layer="layout" svg:width="21.447cm" svg:height="11.6cm" svg:x="1.753cm" svg:y="3.2cm">
          <draw:text-box>
            <text:list text:style-name="L5">
              <text:list-item>
                <text:p text:style-name="P14"><text:span text:style-name="T6">Add randomness to network requests on alarms.</text:span></text:p>
              </text:list-item>
              <text:list-item>
                <text:p text:style-name="P14"><text:span text:style-name="T6">Minimize alarm frequency.</text:span></text:p>
              </text:list-item>
              <text:list-item>
                <text:p text:style-name="P14"><text:span text:style-name="T6">Use ELAPSED_REALTIME, not clock time, if you can. 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Normal_20_slide" presentation:presentation-page-layout-name="AL1T1" presentation:use-date-time-name="dtd1" xml:id="id12" draw:id="id12"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Battery</text:span></text:p>
          </draw:text-box>
        </draw:frame>
        <draw:frame draw:name="Google Shape;341;p61" draw:style-name="gr8" draw:text-style-name="P24" draw:layer="layout" svg:width="21.447cm" svg:height="13.993cm" svg:x="1.753cm" svg:y="2.607cm">
          <draw:text-box>
            <text:list text:style-name="L5">
              <text:list-item>
                <text:p text:style-name="P23"><text:span text:style-name="T11">Minimize waking up the device.</text:span></text:p>
              </text:list-item>
              <text:list-item>
                <text:p text:style-name="P23"><text:span text:style-name="T11">Use inexact alarms.</text:span></text:p>
              </text:list-item>
              <text:list-item>
                <text:p text:style-name="P23"><text:span text:style-name="T11">Android synchronizes multiple inexact repeating alarms and fires them at the same time.</text:span></text:p>
              </text:list-item>
              <text:list-item>
                <text:p text:style-name="P23"><text:span text:style-name="T11">Reduces the drain on the battery.</text:span></text:p>
              </text:list-item>
              <text:list-item>
                <text:p text:style-name="P23"><text:span text:style-name="T11">Use </text:span><text:span text:style-name="T12"><text:a xlink:href="https://developer.android.com/reference/android/app/AlarmManager.html#setInexactRepeating(int,%20long,%20long,%20android.app.PendingIntent)" xlink:type="simple">setInexactRepeating()</text:a></text:span><text:span text:style-name="T13"><text:s/></text:span><text:span text:style-name="T11">instead of</text:span><text:span text:style-name="T13"> </text:span><text:span text:style-name="T12"><text:a xlink:href="https://developer.android.com/reference/android/app/AlarmManager.html#setRepeating(int,%20long,%20long,%20android.app.PendingIntent)" xlink:type="simple">setRepeating()</text:a></text:span><text:span text:style-name="T14">.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Normal_20_slide" presentation:presentation-page-layout-name="AL1T1" presentation:use-date-time-name="dtd1" xml:id="id13" draw:id="id13"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When not to use an alarm</text:span></text:p>
          </draw:text-box>
        </draw:frame>
        <draw:frame draw:name="Google Shape;341;p61" draw:style-name="gr9" draw:text-style-name="P15" draw:layer="layout" svg:width="21.447cm" svg:height="11.6cm" svg:x="1.753cm" svg:y="3.2cm">
          <draw:text-box>
            <text:list text:style-name="L5">
              <text:list-item>
                <text:p text:style-name="P14"><text:span text:style-name="T6">Ticks, timeouts, and while app is running—Handler.</text:span></text:p>
              </text:list-item>
              <text:list-item>
                <text:p text:style-name="P14"><text:span text:style-name="T6">Server sync—SyncAdapter with Cloud Messaging Service.</text:span></text:p>
              </text:list-item>
              <text:list-item>
                <text:p text:style-name="P14"><text:span text:style-name="T6">Inexact time and resource efficiency—JobScheduler.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irst_20_slide" presentation:presentation-page-layout-name="AL1T1" presentation:use-date-time-name="dtd1" xml:id="id14" draw:id="id14">
        <draw:frame presentation:style-name="pr1" draw:layer="layout" svg:width="25.199cm" svg:height="7.2cm" svg:x="0.8cm" svg:y="6.9cm" presentation:class="title" presentation:user-transformed="true">
          <draw:text-box>
            <text:p>AlarmManager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1"><text:span text:style-name="T1">Elvedin Selimoski</text:span></text:p>
          </draw:text-box>
        </draw:frame>
        <anim:par presentation:node-type="timing-root">
          <anim:par smil:begin="id1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Normal_20_slide" presentation:presentation-page-layout-name="AL1T1" presentation:use-date-time-name="dtd1" xml:id="id15" draw:id="id15"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What is AlarmManager</text:span></text:p>
          </draw:text-box>
        </draw:frame>
        <draw:frame draw:name="Google Shape;341;p61" draw:style-name="gr10" draw:text-style-name="P15" draw:layer="layout" svg:width="21.447cm" svg:height="11.6cm" svg:x="1.753cm" svg:y="2.438cm">
          <draw:text-box>
            <text:list text:style-name="L5">
              <text:list-item>
                <text:p text:style-name="P14"><text:span text:style-name="T15"><text:a xlink:href="https://developer.android.com/reference/android/app/AlarmManager.html" xlink:type="simple">AlarmManager</text:a></text:span><text:span text:style-name="T16"><text:s/></text:span><text:span text:style-name="T6">provides access to system alarm services.</text:span></text:p>
              </text:list-item>
              <text:list-item>
                <text:p text:style-name="P14"><text:span text:style-name="T6">Schedules future operation.</text:span></text:p>
              </text:list-item>
              <text:list-item>
                <text:p text:style-name="P14"><text:span text:style-name="T6">When alarm goes off, <text:s/>registered </text:span><text:span text:style-name="T15"><text:a xlink:href="https://developer.android.com/reference/android/content/Intent.html" xlink:type="simple">Intent</text:a></text:span><text:span text:style-name="T15"><text:s/></text:span><text:span text:style-name="T6">is broadcast.</text:span></text:p>
              </text:list-item>
              <text:list-item>
                <text:p text:style-name="P14"><text:span text:style-name="T6">Alarms are retained while device is asleep.</text:span></text:p>
              </text:list-item>
              <text:list-item>
                <text:p text:style-name="P14"><text:span text:style-name="T6">Firing alarms can wake device.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Normal_20_slide" presentation:presentation-page-layout-name="AL1T1" presentation:use-date-time-name="dtd1" xml:id="id16" draw:id="id16"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Get an AlarmManager</text:span></text:p>
          </draw:text-box>
        </draw:frame>
        <draw:frame draw:name="Google Shape;430;p72" draw:style-name="gr11" draw:text-style-name="P26" draw:layer="layout" svg:width="24.76cm" svg:height="3.532cm" svg:x="0.6cm" svg:y="6.038cm">
          <draw:text-box>
            <text:p text:style-name="P8"><text:span text:style-name="T17">AlarmManager alarmManager = </text:span></text:p>
            <text:p text:style-name="P8"><text:span text:style-name="T17"><text:s text:c="4"/></text:span><text:span text:style-name="T17">(AlarmManager) getSystemService(ALARM_SERVICE);</text:span></text:p>
            <text:p text:style-name="P8"><text:span text:style-name="T17"/></text:p>
            <text:p text:style-name="P25"><text:span text:style-name="T17"/></text:p>
            <text:p text:style-name="P25"><text:span text:style-name="T17"/></text:p>
          </draw:text-box>
        </draw:frame>
        <anim:par presentation:node-type="timing-root">
          <anim:par smil:begin="id1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irst_20_slide" presentation:presentation-page-layout-name="AL1T1" presentation:use-date-time-name="dtd1" xml:id="id17" draw:id="id17">
        <draw:frame presentation:style-name="pr1" draw:layer="layout" svg:width="25.199cm" svg:height="7.2cm" svg:x="0.8cm" svg:y="6.9cm" presentation:class="title" presentation:user-transformed="true">
          <draw:text-box>
            <text:p>Scheduling Alarms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1"><text:span text:style-name="T1">Elvedin Selimoski</text:span></text:p>
          </draw:text-box>
        </draw:frame>
        <anim:par presentation:node-type="timing-root">
          <anim:par smil:begin="id1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Normal_20_slide" presentation:presentation-page-layout-name="AL1T1" presentation:use-date-time-name="dtd1" xml:id="id18" draw:id="id18"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What you need to to schedule an alarm</text:span></text:p>
          </draw:text-box>
        </draw:frame>
        <draw:frame draw:name="Google Shape;341;p61" draw:style-name="gr12" draw:text-style-name="P15" draw:layer="layout" svg:width="21.447cm" svg:height="11.6cm" svg:x="1.8cm" svg:y="4.4cm">
          <draw:text-box>
            <text:list text:style-name="L7">
              <text:list-item>
                <text:p text:style-name="P14"><text:span text:style-name="T6">Type of alarm.</text:span></text:p>
              </text:list-item>
              <text:list-item>
                <text:p text:style-name="P14"><text:span text:style-name="T6">Time to trigger.</text:span></text:p>
              </text:list-item>
              <text:list-item>
                <text:p text:style-name="P14"><text:span text:style-name="T6">Interval for repeating alarms.</text:span></text:p>
              </text:list-item>
              <text:list-item>
                <text:p text:style-name="P14"><text:span text:style-name="T6">PendingIntent to deliver at the specified time (just like notifications).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Normal_20_slide" presentation:presentation-page-layout-name="AL1T1" presentation:use-date-time-name="dtd1" xml:id="id19" draw:id="id19"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Schedule a single alarm</text:span></text:p>
          </draw:text-box>
        </draw:frame>
        <draw:frame draw:name="Google Shape;341;p61" draw:style-name="gr13" draw:text-style-name="P15" draw:layer="layout" svg:width="21.447cm" svg:height="11.6cm" svg:x="1.753cm" svg:y="3.2cm">
          <draw:text-box>
            <text:list text:style-name="L5">
              <text:list-item>
                <text:p text:style-name="P27"><text:span text:style-name="T18"><text:a xlink:href="https://developer.android.com/reference/android/app/AlarmManager.html#set(int,%20long,%20android.app.PendingIntent)" xlink:type="simple">set()</text:a></text:span><text:span text:style-name="T11">—single, inexact alarm.</text:span></text:p>
              </text:list-item>
              <text:list-item>
                <text:p text:style-name="P28"><text:span text:style-name="T18"><text:a xlink:href="https://developer.android.com/reference/android/app/AlarmManager.html#setWindow(int,%20long,%20long,%20android.app.PendingIntent)" xlink:type="simple">setWindow()</text:a></text:span><text:span text:style-name="T11">—single inexact alarm in window of time.</text:span></text:p>
              </text:list-item>
              <text:list-item>
                <text:p text:style-name="P28"><text:span text:style-name="T18"><text:a xlink:href="https://developer.android.com/reference/android/app/AlarmManager.html#setExact(int,%20long,%20android.app.PendingIntent)" xlink:type="simple">setExact()</text:a></text:span><text:span text:style-name="T11">—single exact alarm.</text:span></text:p>
              </text:list-item>
              <text:list-item>
                <text:p text:style-name="P14"><text:span text:style-name="T11">More power saving options</text:span><text:span text:style-name="T13"> </text:span><text:span text:style-name="T12"><text:a xlink:href="https://developer.android.com/reference/android/app/AlarmManager.html#set(int,%20long,%20android.app.PendingIntent)" xlink:type="simple">AlarmManager</text:a></text:span><text:span text:style-name="T13"><text:s/></text:span><text:span text:style-name="T11">API 23+.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Normal_20_slide" presentation:presentation-page-layout-name="AL1T1" presentation:use-date-time-name="dtd1" xml:id="id20" draw:id="id20"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setInexactRepeating()</text:span></text:p>
          </draw:text-box>
        </draw:frame>
        <draw:frame draw:name="Google Shape;341;p61" draw:style-name="gr14" draw:text-style-name="P15" draw:layer="layout" svg:width="21.447cm" svg:height="11.6cm" svg:x="1.753cm" svg:y="3.2cm">
          <draw:text-box>
            <text:p text:style-name="P29"><text:span text:style-name="T19"/></text:p>
            <text:p text:style-name="P9"><text:span text:style-name="T20"><text:a xlink:href="https://developer.android.com/reference/android/app/AlarmManager.html#setInexactRepeating(int,%20long,%20long,%20android.app.PendingIntent)" xlink:type="simple">setInexactRepeating</text:a></text:span><text:span text:style-name="T21">(</text:span></text:p>
            <text:p text:style-name="P9"><text:span text:style-name="T21"><text:s text:c="4"/></text:span><text:span text:style-name="T21">int alarmType, </text:span></text:p>
            <text:p text:style-name="P9"><text:span text:style-name="T21"><text:s text:c="4"/></text:span><text:span text:style-name="T21">long triggerAtMillis, </text:span></text:p>
            <text:p text:style-name="P9"><text:span text:style-name="T21"><text:s text:c="4"/></text:span><text:span text:style-name="T21">long intervalMillis, </text:span></text:p>
            <text:p text:style-name="P9"><text:span text:style-name="T22"><text:s text:c="4"/></text:span><text:span text:style-name="T15"><text:a xlink:href="https://developer.android.com/reference/android/app/PendingIntent.html" xlink:type="simple">PendingIntent</text:a></text:span><text:span text:style-name="T22"><text:s/></text:span><text:span text:style-name="T21">operation)</text:span></text:p>
            <text:p text:style-name="P30"><text:span text:style-name="T23"/></text:p>
            <text:p text:style-name="P14"><text:span text:style-name="T23"/></text:p>
          </draw:text-box>
        </draw:frame>
        <anim:par presentation:node-type="timing-root">
          <anim:par smil:begin="id20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Normal_20_slide" presentation:presentation-page-layout-name="AL1T1" presentation:use-date-time-name="dtd1" xml:id="id21" draw:id="id21"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Create an inexact alarm</text:span></text:p>
          </draw:text-box>
        </draw:frame>
        <draw:frame draw:name="Google Shape;472;p78" draw:style-name="gr15" draw:text-style-name="P32" draw:layer="layout" svg:width="24.76cm" svg:height="9.613cm" svg:x="0.242cm" svg:y="3.894cm">
          <draw:text-box>
            <text:p text:style-name="P31"><text:span text:style-name="T17">alarmManager.</text:span><text:span text:style-name="T24">setInexactRepeating</text:span><text:span text:style-name="T17">(</text:span></text:p>
            <text:p text:style-name="P31"><text:span text:style-name="T17"><text:s text:c="4"/></text:span><text:span text:style-name="T17">AlarmManager.ELAPSED_REALTIME_WAKEUP,</text:span></text:p>
            <text:p text:style-name="P31"><text:span text:style-name="T17"><text:s text:c="7"/></text:span><text:span text:style-name="T17">SystemClock.elapsedRealtime() </text:span></text:p>
            <text:p text:style-name="P8"><text:span text:style-name="T17"><text:s text:c="11"/></text:span><text:span text:style-name="T17">+ AlarmManager.INTERVAL_FIFTEEN_MINUTES,</text:span></text:p>
            <text:p text:style-name="P31"><text:span text:style-name="T17"><text:s text:c="7"/></text:span><text:span text:style-name="T17">AlarmManager.INTERVAL_FIFTEEN_MINUTES, </text:span></text:p>
            <text:p text:style-name="P31"><text:span text:style-name="T17"><text:s text:c="7"/></text:span><text:span text:style-name="T24">notifyPendingIntent</text:span><text:span text:style-name="T17">);</text:span></text:p>
            <text:p text:style-name="P8"><text:span text:style-name="T25"/></text:p>
            <text:p text:style-name="P25"><text:span text:style-name="T25"/></text:p>
            <text:p text:style-name="P25"><text:span text:style-name="T25"/></text:p>
          </draw:text-box>
        </draw:frame>
        <anim:par presentation:node-type="timing-root">
          <anim:par smil:begin="id2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First_20_slide" presentation:presentation-page-layout-name="AL1T1" presentation:use-date-time-name="dtd1" xml:id="id22" draw:id="id22">
        <draw:frame presentation:style-name="pr1" draw:layer="layout" svg:width="25.199cm" svg:height="7.2cm" svg:x="0.8cm" svg:y="6.9cm" presentation:class="title" presentation:user-transformed="true">
          <draw:text-box>
            <text:p>More Alarm Considerations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1"><text:span text:style-name="T1">Elvedin Selimoski</text:span></text:p>
          </draw:text-box>
        </draw:frame>
        <anim:par presentation:node-type="timing-root">
          <anim:par smil:begin="id2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Normal_20_slide" presentation:presentation-page-layout-name="AL1T1" presentation:use-date-time-name="dtd1" xml:id="id23" draw:id="id23"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Checking for an existing alarm</text:span></text:p>
          </draw:text-box>
        </draw:frame>
        <draw:frame draw:name="Google Shape;486;p80" draw:style-name="gr16" draw:text-style-name="P32" draw:layer="layout" svg:width="24.343cm" svg:height="8.557cm" svg:x="0.483cm" svg:y="3.643cm">
          <draw:text-box>
            <text:p text:style-name="P31"><text:span text:style-name="T4"/></text:p>
            <text:p text:style-name="P31"><text:span text:style-name="T17">boolean alarmExists = </text:span></text:p>
            <text:p text:style-name="P31"><text:span text:style-name="T17"><text:s/></text:span><text:span text:style-name="T17">(PendingIntent.getBroadcast(this, </text:span></text:p>
            <text:p text:style-name="P31"><text:span text:style-name="T17"><text:s text:c="7"/></text:span><text:span text:style-name="T17">0, notifyIntent,</text:span></text:p>
            <text:p text:style-name="P31"><text:span text:style-name="T17"><text:s text:c="7"/></text:span><text:span text:style-name="T17">PendingIntent.FLAG_NO_CREATE) != null);</text:span></text:p>
            <text:p text:style-name="P31"><text:span text:style-name="T4"/></text:p>
          </draw:text-box>
        </draw:frame>
        <anim:par presentation:node-type="timing-root">
          <anim:par smil:begin="id2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Normal_20_slide" presentation:presentation-page-layout-name="AL1T1" presentation:use-date-time-name="dtd1" xml:id="id24" draw:id="id24"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Doze and Standby</text:span></text:p>
          </draw:text-box>
        </draw:frame>
        <draw:frame draw:name="Google Shape;341;p61" draw:style-name="gr17" draw:text-style-name="P15" draw:layer="layout" svg:width="21.447cm" svg:height="11.6cm" svg:x="1.753cm" svg:y="3.2cm">
          <draw:text-box>
            <text:list text:style-name="L5">
              <text:list-item>
                <text:p text:style-name="P14"><text:span text:style-name="T6">Doze—completely stationary, unplugged, and idle device.</text:span></text:p>
              </text:list-item>
              <text:list-item>
                <text:p text:style-name="P14"><text:span text:style-name="T6">Standby—unplugged device on idle apps.</text:span></text:p>
              </text:list-item>
              <text:list-item>
                <text:p text:style-name="P14"><text:span text:style-name="T6">Alarms will not fire.</text:span></text:p>
              </text:list-item>
              <text:list-item>
                <text:p text:style-name="P14"><text:span text:style-name="T6">API 23+.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Normal_20_slide" presentation:presentation-page-layout-name="AL1T1" presentation:use-date-time-name="dtd1" xml:id="id25" draw:id="id25"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User visible alarms</text:span></text:p>
          </draw:text-box>
        </draw:frame>
        <draw:frame draw:name="Google Shape;341;p61" draw:style-name="gr18" draw:text-style-name="P15" draw:layer="layout" svg:width="21.447cm" svg:height="11.6cm" svg:x="1.753cm" svg:y="3.2cm">
          <draw:text-box>
            <text:list text:style-name="L5">
              <text:list-item>
                <text:p text:style-name="P23"><text:span text:style-name="T12"><text:a xlink:href="https://developer.android.com/reference/android/app/AlarmManager.html#setAlarmClock(android.app.AlarmManager.AlarmClockInfo,%20android.app.PendingIntent)" xlink:type="simple">setAlarmClock()</text:a></text:span></text:p>
              </text:list-item>
              <text:list-item>
                <text:p text:style-name="P23"><text:span text:style-name="T11">System UI may display time/icon.</text:span></text:p>
              </text:list-item>
              <text:list-item>
                <text:p text:style-name="P23"><text:span text:style-name="T11">Precise.</text:span></text:p>
              </text:list-item>
              <text:list-item>
                <text:p text:style-name="P23"><text:span text:style-name="T11">Works when device is idle.</text:span></text:p>
              </text:list-item>
              <text:list-item>
                <text:p text:style-name="P23"><text:span text:style-name="T11">App can retrieve next alarm with </text:span><text:span text:style-name="T14">getNextAlarmClock().</text:span></text:p>
              </text:list-item>
              <text:list-item>
                <text:p text:style-name="P14"><text:span text:style-name="T11">API 21+. 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Normal_20_slide" presentation:presentation-page-layout-name="AL1T1" presentation:use-date-time-name="dtd1" xml:id="id26" draw:id="id26"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Cancel an alarm</text:span></text:p>
          </draw:text-box>
        </draw:frame>
        <draw:frame draw:name="Google Shape;341;p61" draw:style-name="gr19" draw:text-style-name="P15" draw:layer="layout" svg:width="22.247cm" svg:height="11.6cm" svg:x="1.753cm" svg:y="3.2cm">
          <draw:text-box>
            <text:list text:style-name="L5">
              <text:list-item>
                <text:p text:style-name="P14"><text:span text:style-name="T6">Call cancel() on the AlarmManager</text:span></text:p>
                <text:list>
                  <text:list-item>
                    <text:p text:style-name="P14"><text:span text:style-name="T6">pass in the PendingIntent.</text:span></text:p>
                  </text:list-item>
                </text:list>
                <text:p text:style-name="P14"><text:span text:style-name="T6"/></text:p>
              </text:list-item>
            </text:list>
            <text:p text:style-name="P14"><text:span text:style-name="T6">alarmManager.cancel(alarmPendingIntent);</text:span></text:p>
          </draw:text-box>
        </draw:frame>
        <anim:par presentation:node-type="timing-root">
          <anim:par smil:begin="id2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Normal_20_slide" presentation:presentation-page-layout-name="AL1T1" presentation:use-date-time-name="dtd1" xml:id="id27" draw:id="id27"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Alarms and Reboots</text:span></text:p>
          </draw:text-box>
        </draw:frame>
        <draw:frame draw:name="Google Shape;341;p61" draw:style-name="gr20" draw:text-style-name="P15" draw:layer="layout" svg:width="21.447cm" svg:height="11.6cm" svg:x="1.753cm" svg:y="3.2cm">
          <draw:text-box>
            <text:list text:style-name="L5">
              <text:list-item>
                <text:p text:style-name="P14"><text:span text:style-name="T6">Alarms are cleared when device is off or rebooted.</text:span></text:p>
                <text:p text:style-name="P14"><text:span text:style-name="T6"/></text:p>
              </text:list-item>
              <text:list-item>
                <text:p text:style-name="P14"><text:span text:style-name="T6">Use a BroadcastReceiver registered for the BOOT_COMPLETED event and set the alarm in the onReceive() method.</text:span></text:p>
              </text:list-item>
            </text:list>
          </draw:text-box>
        </draw:frame>
        <anim:par presentation:node-type="timing-root">
          <anim:par smil:begin="id2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Normal_20_slide" presentation:presentation-page-layout-name="AL1T1" presentation:use-date-time-name="dtd1" xml:id="id28" draw:id="id28"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Cancel an alarm</text:span></text:p>
          </draw:text-box>
        </draw:frame>
        <draw:frame draw:name="Google Shape;341;p61" draw:style-name="gr21" draw:text-style-name="P15" draw:layer="layout" svg:width="21.447cm" svg:height="11.6cm" svg:x="1.753cm" svg:y="3.2cm">
          <draw:text-box>
            <text:list text:style-name="L5">
              <text:list-item>
                <text:p text:style-name="P23"><text:span text:style-name="T26"><text:a xlink:href="https://developer.android.com/training/scheduling/alarms.html" xlink:type="simple">Schedule Repeating Alarms Guide</text:a></text:span></text:p>
              </text:list-item>
              <text:list-item>
                <text:p text:style-name="P23"><text:span text:style-name="T12"><text:a xlink:href="https://developer.android.com/reference/android/app/AlarmManager.html" xlink:type="simple">AlarmManager</text:a></text:span><text:span text:style-name="T26"><text:a xlink:href="https://developer.android.com/reference/android/app/AlarmManager.html" xlink:type="simple"> reference</text:a></text:span></text:p>
              </text:list-item>
              <text:list-item>
                <text:p text:style-name="P23"><text:span text:style-name="T26"><text:a xlink:href="https://plus.google.com/+AndroidDevelopers/posts/GdNrQciPwqo" xlink:type="simple">Choosing an Alarm Blog Post</text:a></text:span></text:p>
              </text:list-item>
              <text:list-item>
                <text:p text:style-name="P23"><text:span text:style-name="T26"><text:a xlink:href="https://www.youtube.com/watch?v=7maNuWjL3Wc" xlink:type="simple">Scheduling Alarms Presentation</text:a></text:span></text:p>
              </text:list-item>
              <text:list-item>
                <text:p text:style-name="P14"><text:span text:style-name="T26"><text:a xlink:href="https://developer.android.com/training/monitoring-device-state/doze-standby.html" xlink:type="simple">Optimizing for Doze and Standby</text:a></text:span></text:p>
              </text:list-item>
            </text:list>
          </draw:text-box>
        </draw:frame>
        <anim:par presentation:node-type="timing-root">
          <anim:par smil:begin="id2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Normal_20_slide" presentation:presentation-page-layout-name="AL1T1" presentation:use-date-time-name="dtd1" xml:id="id29" draw:id="id29">
        <draw:frame presentation:style-name="pr5" draw:layer="layout" svg:width="25.199cm" svg:height="15.801cm" svg:x="0.601cm" svg:y="1.001cm" presentation:class="outline" presentation:user-transformed="true">
          <draw:text-box>
            <text:list text:style-name="L2">
              <text:list-header>
                <text:p>END</text:p>
              </text:list-header>
            </text:list>
          </draw:text-box>
        </draw:frame>
        <anim:par presentation:node-type="timing-root">
          <anim:par smil:begin="id29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Consolas" svg:font-family="Consolas"/>
    <style:font-face style:name="Roboto1" svg:font-family="Roboto"/>
    <style:font-face style:name="Arial1" svg:font-family="Arial" style:font-pitch="variable"/>
    <style:font-face style:name="Consolas1" svg:font-family="Consolas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Roboto" svg:font-family="Roboto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irst_20_slide-background" style:display-name="First slide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First_20_slide-backgroundobjects" style:display-name="Firs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rst_20_slide-notes" style:display-name="Firs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rst_20_slide-outline1" style:display-name="First slide-outline1" style:family="presentation">
      <style:graphic-properties draw:stroke="none" draw:fill="none" draw:auto-grow-height="false" draw:fit-to-size="shrink-to-fit" style:shrink-to-fit="true">
        <text:list-style style:name="First_20_slide-outline1" style:display-name="First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_20_slide-outline2" style:display-name="First slide-outline2" style:family="presentation" style:parent-style-name="First_20_slide-outline1">
      <style:paragraph-properties fo:margin-top="0cm" fo:margin-bottom="0.4cm"/>
      <style:text-properties fo:font-size="28pt" style:font-size-asian="28pt" style:font-size-complex="28pt"/>
    </style:style>
    <style:style style:name="First_20_slide-outline3" style:display-name="First slide-outline3" style:family="presentation" style:parent-style-name="First_20_slide-outline2">
      <style:paragraph-properties fo:margin-top="0cm" fo:margin-bottom="0.3cm"/>
      <style:text-properties fo:font-size="24pt" style:font-size-asian="24pt" style:font-size-complex="24pt"/>
    </style:style>
    <style:style style:name="First_20_slide-outline4" style:display-name="First slide-outline4" style:family="presentation" style:parent-style-name="First_20_slide-outline3">
      <style:paragraph-properties fo:margin-top="0cm" fo:margin-bottom="0.2cm"/>
      <style:text-properties fo:font-size="20pt" style:font-size-asian="20pt" style:font-size-complex="20pt"/>
    </style:style>
    <style:style style:name="First_20_slide-outline5" style:display-name="First slide-outline5" style:family="presentation" style:parent-style-name="First_20_slide-outline4">
      <style:paragraph-properties fo:margin-top="0cm" fo:margin-bottom="0.1cm"/>
      <style:text-properties fo:font-size="20pt" style:font-size-asian="20pt" style:font-size-complex="20pt"/>
    </style:style>
    <style:style style:name="First_20_slide-outline6" style:display-name="First slide-outline6" style:family="presentation" style:parent-style-name="First_20_slide-outline5">
      <style:paragraph-properties fo:margin-top="0cm" fo:margin-bottom="0.1cm"/>
      <style:text-properties fo:font-size="20pt" style:font-size-asian="20pt" style:font-size-complex="20pt"/>
    </style:style>
    <style:style style:name="First_20_slide-outline7" style:display-name="First slide-outline7" style:family="presentation" style:parent-style-name="First_20_slide-outline6">
      <style:paragraph-properties fo:margin-top="0cm" fo:margin-bottom="0.1cm"/>
      <style:text-properties fo:font-size="20pt" style:font-size-asian="20pt" style:font-size-complex="20pt"/>
    </style:style>
    <style:style style:name="First_20_slide-outline8" style:display-name="First slide-outline8" style:family="presentation" style:parent-style-name="First_20_slide-outline7">
      <style:paragraph-properties fo:margin-top="0cm" fo:margin-bottom="0.1cm"/>
      <style:text-properties fo:font-size="20pt" style:font-size-asian="20pt" style:font-size-complex="20pt"/>
    </style:style>
    <style:style style:name="First_20_slide-outline9" style:display-name="First slide-outline9" style:family="presentation" style:parent-style-name="First_20_slide-outline8">
      <style:paragraph-properties fo:margin-top="0cm" fo:margin-bottom="0.1cm"/>
      <style:text-properties fo:font-size="20pt" style:font-size-asian="20pt" style:font-size-complex="20pt"/>
    </style:style>
    <style:style style:name="First_20_slide-subtitle" style:display-name="First slide-subtitle" style:family="presentation">
      <style:graphic-properties draw:stroke="none" draw:fill="none" draw:textarea-vertical-align="middle">
        <text:list-style style:name="First_20_slide-subtitle" style:display-name="Firs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_20_slide-title" style:display-name="First slide-title" style:family="presentation">
      <style:graphic-properties draw:stroke="none" draw:fill="none" draw:textarea-vertical-align="middle">
        <text:list-style style:name="First_20_slide-title" style:display-name="Firs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rmal_20_slide-background" style:display-name="Normal slide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Normal_20_slide-backgroundobjects" style:display-name="Normal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rmal_20_slide-notes" style:display-name="Normal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ormal_20_slide-outline1" style:display-name="Normal slide-outline1" style:family="presentation">
      <style:graphic-properties draw:stroke="none" draw:fill="none" draw:auto-grow-height="false" draw:fit-to-size="shrink-to-fit" style:shrink-to-fit="true">
        <text:list-style style:name="Normal_20_slide-outline1" style:display-name="Normal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_20_slide-outline2" style:display-name="Normal slide-outline2" style:family="presentation" style:parent-style-name="Normal_20_slid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Normal_20_slide-outline3" style:display-name="Normal slide-outline3" style:family="presentation" style:parent-style-name="Normal_20_slid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Normal_20_slide-outline4" style:display-name="Normal slide-outline4" style:family="presentation" style:parent-style-name="Normal_20_slid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Normal_20_slide-outline5" style:display-name="Normal slide-outline5" style:family="presentation" style:parent-style-name="Normal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6" style:display-name="Normal slide-outline6" style:family="presentation" style:parent-style-name="Normal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7" style:display-name="Normal slide-outline7" style:family="presentation" style:parent-style-name="Normal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8" style:display-name="Normal slide-outline8" style:family="presentation" style:parent-style-name="Normal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9" style:display-name="Normal slide-outline9" style:family="presentation" style:parent-style-name="Normal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subtitle" style:display-name="Normal slide-subtitle" style:family="presentation">
      <style:graphic-properties draw:stroke="none" draw:fill="none" draw:textarea-vertical-align="middle">
        <text:list-style style:name="Normal_20_slide-subtitle" style:display-name="Normal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_20_slide-title" style:display-name="Normal slide-title" style:family="presentation">
      <style:graphic-properties draw:stroke="none" draw:fill="none" draw:textarea-vertical-align="middle">
        <text:list-style style:name="Normal_20_slide-title" style:display-name="Normal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aea79f" draw:textarea-horizontal-align="justify" draw:textarea-vertical-align="middle" draw:auto-grow-height="false"/>
    </style:style>
    <style:style style:name="Mgr4" style:family="graphic" style:parent-style-name="standard">
      <style:graphic-properties draw:stroke="none" draw:fill="solid" draw:fill-color="#0084d1" draw:textarea-horizontal-align="justify" draw:textarea-vertical-align="middle" draw:auto-grow-height="false"/>
    </style:style>
    <style:style style:name="Mgr5" style:family="graphic" style:parent-style-name="standard">
      <style:graphic-properties draw:stroke="none" draw:fill="solid" draw:fill-color="#772953" draw:textarea-horizontal-align="justify" draw:textarea-vertical-align="middle" draw:auto-grow-height="false"/>
    </style:style>
    <style:style style:name="Mpr1" style:family="presentation" style:parent-style-name="First_20_slide-backgroundobjects">
      <style:graphic-properties draw:stroke="none" draw:fill="none" draw:fill-color="#ffffff" draw:textarea-vertical-align="middle" draw:auto-grow-height="false" fo:min-height="1.449cm"/>
    </style:style>
    <style:style style:name="Mpr2" style:family="presentation" style:parent-style-name="First_20_slide-backgroundobjects">
      <style:graphic-properties draw:stroke="none" draw:fill="none" draw:fill-color="#ffffff" draw:auto-grow-height="false" fo:min-height="1.449cm"/>
    </style:style>
    <style:style style:name="Mpr3" style:family="presentation" style:parent-style-name="First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First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Normal_20_slide-backgroundobjects">
      <style:graphic-properties draw:stroke="none" draw:fill="none" draw:fill-color="#ffffff" draw:auto-grow-height="false" fo:min-height="1.449cm"/>
    </style:style>
    <style:style style:name="Mpr6" style:family="presentation" style:parent-style-name="Normal_20_slide-backgroundobjects">
      <style:graphic-properties draw:stroke="none" draw:fill="none" draw:fill-color="#ffffff" draw:textarea-vertical-align="middle" draw:auto-grow-height="false" fo:min-height="1.449cm"/>
    </style:style>
    <style:style style:name="Mpr7" style:family="presentation" style:parent-style-name="Normal_20_slide-backgroundobjects">
      <style:graphic-properties draw:stroke="none" draw:fill="none" draw:fill-color="#ffffff" draw:auto-grow-height="false" fo:min-height="1.485cm"/>
    </style:style>
    <style:style style:name="Mpr8" style:family="presentation" style:parent-style-name="Normal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aea79f"/>
      <style:paragraph-properties fo:text-align="center"/>
    </style:style>
    <style:style style:name="MP6" style:family="paragraph">
      <loext:graphic-properties draw:fill="solid" draw:fill-color="#0084d1"/>
      <style:paragraph-properties fo:text-align="center"/>
    </style:style>
    <style:style style:name="MP7" style:family="paragraph">
      <loext:graphic-properties draw:fill="solid" draw:fill-color="#772953"/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style:font-name="DejaVu Sans" fo:font-size="24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rst_20_slide" style:display-name="First slide" style:page-layout-name="PM1" draw:style-name="Mdp1">
      <draw:custom-shape draw:style-name="Mgr3" draw:text-style-name="MP5" draw:layer="backgroundobjects" svg:width="21cm" svg:height="2.001cm" draw:transform="rotate (1.5707963267949) translate (26cm 21.002cm)">
        <text:p/>
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4" draw:text-style-name="MP6" draw:layer="backgroundobjects" svg:width="11.1cm" svg:height="2cm" svg:x="0cm" svg:y="19.001cm">
        <text:p/>
        <draw:enhanced-geometry svg:viewBox="0 0 21600 21600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5" draw:text-style-name="MP7" draw:layer="backgroundobjects" svg:width="28cm" svg:height="4.2cm" svg:x="0cm" svg:y="16.802cm">
        <text:p/>
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</draw:custom-shape>
      <draw:frame presentation:style-name="First_20_slide-title" draw:layer="backgroundobjects" svg:width="25.199cm" svg:height="7.2cm" svg:x="0.9cm" svg:y="6.9cm" presentation:class="title" presentation:placeholder="true">
        <draw:text-box/>
      </draw:frame>
      <draw:frame presentation:style-name="First_20_slide-outline1" draw:layer="backgroundobjects" svg:width="25.199cm" svg:height="0.001cm" svg:x="2.2cm" svg:y="22.6cm" presentation:class="outline" presentation:placeholder="true">
        <draw:text-box/>
      </draw:frame>
      <draw:frame presentation:style-name="Mpr1" draw:text-style-name="MP2" draw:layer="backgroundobjects" svg:width="6.523cm" svg:height="0.6cm" svg:x="19.077cm" svg:y="0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9" draw:layer="backgroundobjects" svg:width="8.875cm" svg:height="1.448cm" draw:transform="rotate (-1.5707963267949) translate (28cm 0cm)" presentation:class="footer">
        <draw:text-box>
          <text:p text:style-name="MP8"><text:span text:style-name="MT1"><presentation:footer/></text:span></text:p>
        </draw:text-box>
      </draw:frame>
      <draw:frame presentation:style-name="Mpr1" draw:text-style-name="MP9" draw:layer="backgroundobjects" svg:width="3cm" svg:height="1.45cm" svg:x="-0.5cm" svg:y="19.3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First_20_slide-title" draw:layer="backgroundobjects" svg:width="14.848cm" svg:height="11.136cm" svg:x="3.075cm" svg:y="2.257cm" presentation:class="page"/>
        <draw:frame presentation:style-name="First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ormal_20_slide" style:display-name="Normal slide" style:page-layout-name="PM1" draw:style-name="Mdp1">
      <draw:custom-shape draw:style-name="Mgr3" draw:text-style-name="MP5" draw:layer="backgroundobjects" svg:width="21cm" svg:height="2.001cm" draw:transform="rotate (1.5707963267949) translate (26cm 21.001cm)">
        <text:p/>
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4" draw:text-style-name="MP6" draw:layer="backgroundobjects" svg:width="11.1cm" svg:height="2cm" svg:x="0cm" svg:y="19cm">
        <text:p/>
        <draw:enhanced-geometry svg:viewBox="0 0 21600 21600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5" draw:text-style-name="MP7" draw:layer="backgroundobjects" svg:width="28cm" svg:height="4.2cm" svg:x="0cm" svg:y="16.801cm">
        <text:p/>
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</draw:custom-shape>
      <draw:frame presentation:style-name="Normal_20_slide-title" draw:layer="backgroundobjects" svg:width="15.934cm" svg:height="1.915cm" draw:transform="rotate (0.139626340159546) translate (11.703cm 19.155cm)" presentation:class="title" presentation:placeholder="true">
        <draw:text-box/>
      </draw:frame>
      <draw:frame presentation:style-name="Normal_20_slide-outline1" draw:layer="backgroundobjects" svg:width="25.199cm" svg:height="15.801cm" svg:x="0.6cm" svg:y="1cm" presentation:class="outline" presentation:placeholder="true">
        <draw:text-box/>
      </draw:frame>
      <draw:frame presentation:style-name="Mpr5" draw:text-style-name="MP2" draw:layer="backgroundobjects" svg:width="6.523cm" svg:height="0.8cm" svg:x="19.377cm" svg:y="0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448cm" draw:transform="rotate (-1.5707963267949) translate (28cm 0cm)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9" draw:layer="backgroundobjects" svg:width="3cm" svg:height="1.448cm" svg:x="-0.5cm" svg:y="19.277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Normal_20_slide-title" draw:layer="backgroundobjects" svg:width="14.848cm" svg:height="11.136cm" svg:x="3.075cm" svg:y="2.257cm" presentation:class="page"/>
        <draw:frame presentation:style-name="Normal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8-28T16:27:30.614027210</meta:creation-date>
    <meta:editing-duration>PT6H13M46S</meta:editing-duration>
    <meta:editing-cycles>27</meta:editing-cycles>
    <meta:generator>LibreOffice/6.3.1.2$Windows_X86_64 LibreOffice_project/b79626edf0065ac373bd1df5c28bd630b4424273</meta:generator>
    <dc:date>2019-10-01T07:19:21.589000000</dc:date>
    <meta:document-statistic meta:object-count="160"/>
  </office:meta>
</office:document-meta>
</file>